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style>
    <style:style style:name="T1" style:family="text">
      <style:text-properties style:font-name="Liberation Sans" fo:font-size="13pt" officeooo:rsid="000463d2" style:font-size-asian="11.3500003814697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In my family a pretty common thing to do is to raise our voice, whether intentional or not. So in conversations my voice tends to raise and it upsets me because I don’t want people to think I’m yelling at them. Though since its been so ingrained in my day to day, its really hard to catch myself doing it and its really frustrating to deal with. As I’ve matured more and been around more and more people I’ve realized how much this isnt normal and how it affects the people around me. Along with this I also deal with arguing about things for no reason, like if I’m doing something one way, and someone recommends I do it another, I’ll take it personally a little bit and I start arguing. This for obvious reasons causes problems in my relationships that I really don’t want or intend to do. This is another thing that I have a really difficult time catching myself doing and I hope to get better at catching myself with the help of my friends calling me on it.</text:span></text:p>
      <text:p text:style-name="P1"><text:span text:style-name="T1"/></text:p>
      <text:p text:style-name="P1"><text:span text:style-name="T1"><text:tab/>Last semester one of my closest friends started drifting from me for no apparent reason and it was very hard to deal with along with all the other things going on in my life. It honestly felt like I was being abandoned when I needed them, and they didn’t seem to be doing anything to fix it even after bringing it up multiple times. It was very hard for me to just let go of the friendship instead of trying to fix it at my detriment. I feel like we could have solved it had both of us been in better places at the time. Right now I’m also dealing with some conflict with my mom with some other various familial stuff, I want to have a conversation with her to help both of us be on more even ground. I plan to approach her about it with as much of a level tone as I c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12:21:13.140000000</meta:creation-date>
    <dc:date>2023-10-30T13:07:23.561000000</dc:date>
    <meta:editing-duration>PT46M12S</meta:editing-duration>
    <meta:editing-cycles>1</meta:editing-cycles>
    <meta:document-statistic meta:table-count="0" meta:image-count="0" meta:object-count="0" meta:page-count="1" meta:paragraph-count="2" meta:word-count="339" meta:character-count="1734" meta:non-whitespace-character-count="1395"/>
    <meta:generator>LibreOffice/7.4.2.3$Windows_X86_64 LibreOffice_project/382eef1f22670f7f4118c8c2dd222ec7ad009daf</meta:generator>
  </office:meta>
</office:document-meta>
</file>